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/>
    </style:style>
    <style:style style:name="ce15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8" office:value-type="string">
            <text:p>Date</text:p>
          </table:table-cell>
          <table:table-cell table:style-name="ce20" office:value-type="string">
            <text:p>Week</text:p>
          </table:table-cell>
          <table:table-cell table:style-name="ce18" office:value-type="string">
            <text:p>Day</text:p>
          </table:table-cell>
          <table:table-cell table:style-name="ce22" office:value-type="string">
            <text:p>Coursera</text:p>
          </table:table-cell>
          <table:table-cell table:style-name="ce22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1">th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1">st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<text:span text:style-name="T1">st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9" office:value-type="string">
            <text:p>2<text:span text:style-name="T1">nd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9" office:value-type="string">
            <text:p>3<text:span text:style-name="T1">rd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1">nd</text:span> April</text:p>
          </table:table-cell>
          <table:table-cell/>
          <table:table-cell table:style-name="ce19" office:value-type="string">
            <text:p>4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1">rd</text:span> April</text:p>
          </table:table-cell>
          <table:table-cell/>
          <table:table-cell table:style-name="ce19" office:value-type="string">
            <text:p>5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9" office:value-type="string">
            <text:p>6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9" office:value-type="string">
            <text:p>7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9" office:value-type="string">
            <text:p>8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9" office:value-type="string">
            <text:p>9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9" office:value-type="string">
            <text:p>10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1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8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9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0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1<text:span text:style-name="T1">st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2<text:span text:style-name="T1">n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3<text:span text:style-name="T1">r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4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5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1">nd</text:span> Apr</text:p>
          </table:table-cell>
          <table:table-cell/>
          <table:table-cell table:style-name="ce5" office:value-type="string">
            <text:p>26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7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8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29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30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1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1<text:span text:style-name="T1">st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2<text:span text:style-name="T1">nd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3<text:span text:style-name="T1">rd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4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5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6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7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8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9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10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1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2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3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4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1">rd</text:span> May</text:p>
          </table:table-cell>
          <table:table-cell/>
          <table:table-cell table:style-name="ce5" office:value-type="string">
            <text:p>15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6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7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8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19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0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1<text:span text:style-name="T1">st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2<text:span text:style-name="T1">n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3<text:span text:style-name="T1">r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4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5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6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7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1">th</text:span> May</text:p>
          </table:table-cell>
          <table:table-cell/>
          <table:table-cell table:style-name="ce5" office:value-type="string">
            <text:p>28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1">th</text:span> May</text:p>
          </table:table-cell>
          <table:table-cell/>
          <table:table-cell table:style-name="ce5" office:value-type="string">
            <text:p>29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0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1<text:span text:style-name="T1">st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1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1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1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1">th</text:span> July</text:p>
          </table:table-cell>
          <table:table-cell/>
          <table:table-cell table:style-name="ce18"/>
          <table:table-cell table:style-name="ce20"/>
          <table:table-cell table:style-name="ce18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1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1">st</text:span> arg = choice of functions to call)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1 - 2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3 - 4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additional data files, modify pipeline for new 'left-out' dir, and use it on each of these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model_predictor'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 covering all batch files</text:p>
          </table:table-cell>
          <table:table-cell office:value-type="string">
            <text:p>2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office:value-type="string">
            <text:p>2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5 – 8</text:p>
          </table:table-cell>
          <table:table-cell office:value-type="string">
            <text:p>2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able of details for experiments 1 – 8</text:p>
          </table:table-cell>
          <table:table-cell office:value-type="string">
            <text:p>2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for experiments 82 - 98</text:p>
          </table:table-cell>
          <table:table-cell office:value-type="string">
            <text:p>2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altdirs'</text:p>
          </table:table-cell>
          <table:table-cell office:value-type="string">
            <text:p>2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left-out' models</text:p>
          </table:table-cell>
          <table:table-cell office:value-type="string">
            <text:p>27<text:span text:style-name="T1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List of Tasks (29<text:span text:style-name="T1">th</text:span> July - 4<text:span text:style-name="T1">th</text:span> Aug)</text:p>
          </table:table-cell>
          <table:table-cell table:style-name="ce17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Deliverables</text:p>
          </table:table-cell>
          <table:table-cell table:number-columns-repeated="15"/>
        </table:table-row>
        <table:table-row table:style-name="ro2">
          <table:table-cell office:value-type="string">
            <text:p>29<text:span text:style-name="T1">th</text:span> Jul</text:p>
          </table:table-cell>
          <table:table-cell office:value-type="string">
            <text:p>Download new Google sheet and modify 'mat_act_div.py' to use this instead of previous one (reference file names of sheet not subject names) and run</text:p>
          </table:table-cell>
          <table:table-cell table:number-columns-repeated="15"/>
        </table:table-row>
        <table:table-row table:style-name="ro2">
          <table:table-cell office:value-type="string">
            <text:p>29<text:span text:style-name="T1">th</text:span> Jul</text:p>
          </table:table-cell>
          <table:table-cell office:value-type="string">
            <text:p>Add optional arg to 'mat_act_div.py' to create source files with single acts but concatenated together and run to produce in separate dir</text:p>
          </table:table-cell>
          <table:table-cell table:number-columns-repeated="15"/>
        </table:table-row>
        <table:table-row table:style-name="ro2">
          <table:table-cell office:value-type="string">
            <text:p>29<text:span text:style-name="T1">th</text:span> Jul</text:p>
          </table:table-cell>
          <table:table-cell office:value-type="string">
            <text:p>Modify 'RNN.py' and 'model_predictor.py' to use 'single_acts_concat' files</text:p>
          </table:table-cell>
          <table:table-cell table:number-columns-repeated="15"/>
        </table:table-row>
        <table:table-row table:style-name="ro2">
          <table:table-cell office:value-type="string">
            <text:p>29<text:span text:style-name="T1">th</text:span> Jul</text:p>
          </table:table-cell>
          <table:table-cell office:value-type="string">
            <text:p>Experiment w/ 'D11 (left out)' and 'D3 (left out)' on models built from 'single_acts_concat' files and record results in experiment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30<text:span text:style-name="T1">th</text:span> Jul</text:p>
          </table:table-cell>
          <table:table-cell office:value-type="string">
            <text:p>Add optional arg to 'ft_sel_red' to reduce dimensions on whole dataset, rather than on file by file basis</text:p>
          </table:table-cell>
          <table:table-cell table:number-columns-repeated="15"/>
        </table:table-row>
        <table:table-row table:style-name="ro2">
          <table:table-cell office:value-type="string">
            <text:p>30<text:span text:style-name="T1">th</text:span> Jul</text:p>
          </table:table-cell>
          <table:table-cell office:value-type="string">
            <text:p>Modify 'RNN.py' and 'model_predictor.py' to use this differently feature-reduced dataset</text:p>
          </table:table-cell>
          <table:table-cell table:number-columns-repeated="15"/>
        </table:table-row>
        <table:table-row table:style-name="ro2">
          <table:table-cell office:value-type="string">
            <text:p>30<text:span text:style-name="T1">th</text:span> Jul</text:p>
          </table:table-cell>
          <table:table-cell office:value-type="string">
            <text:p>Experiment w/ 'D11 (left out)' and 'D3 (left out)' on models built from differently feature-reduced dataset and record results in experiment results (inc differences in explained variances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31<text:span text:style-name="T1">st</text:span> July</text:p>
          </table:table-cell>
          <table:table-cell office:value-type="string">
            <text:p>Download annotation file of natural movement behaviour files</text:p>
          </table:table-cell>
          <table:table-cell table:number-columns-repeated="15"/>
        </table:table-row>
        <table:table-row table:style-name="ro2">
          <table:table-cell office:value-type="string">
            <text:p>31<text:span text:style-name="T1">st</text:span> July</text:p>
          </table:table-cell>
          <table:table-cell office:value-type="string">
            <text:p>Write script that reads 'model_predictions.csv' with given arguments to select certain subsets of rows (e.g. altdirs, allmatfiles on NSAA/6min) and return certain good lines</text:p>
          </table:table-cell>
          <table:table-cell table:number-columns-repeated="15"/>
        </table:table-row>
        <table:table-row table:style-name="ro2">
          <table:table-cell office:value-type="string">
            <text:p>31<text:span text:style-name="T1">st</text:span> July</text:p>
          </table:table-cell>
          <table:table-cell office:value-type="string">
            <text:p>Examine the performance of certain natural movement files (e.g. certain activities) on models trained on NSAA files and record results in experiment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1<text:span text:style-name="T1">st</text:span> Aug</text:p>
          </table:table-cell>
          <table:table-cell office:value-type="string">
            <text:p>Repeat experiment set 5 but with output type of 'overall' instead of 'indiv' and record results in experiment results</text:p>
          </table:table-cell>
          <table:table-cell table:number-columns-repeated="15"/>
        </table:table-row>
        <table:table-row table:style-name="ro2">
          <table:table-cell office:value-type="string">
            <text:p>1<text:span text:style-name="T1">st</text:span> Aug</text:p>
          </table:table-cell>
          <table:table-cell office:value-type="string">
            <text:p>Experiment w/ 'alt_dirs' with files trained on natural movement and predicting NSAA files and record results in experiment results</text:p>
          </table:table-cell>
          <table:table-cell table:number-columns-repeated="15"/>
        </table:table-row>
        <table:table-row table:style-name="ro2">
          <table:table-cell office:value-type="string">
            <text:p>1<text:span text:style-name="T1">st</text:span> Aug</text:p>
          </table:table-cell>
          <table:table-cell office:value-type="string">
            <text:p>Repeat the 'upsampling' and 'downsampling' models w/ 3 other left-out subjects and record results (w/ previous 'D3' results) in experiment results</text:p>
          </table:table-cell>
          <table:table-cell table:number-columns-repeated="15"/>
        </table:table-row>
        <table:table-row table:style-name="ro2">
          <table:table-cell office:value-type="string">
            <text:p>1<text:span text:style-name="T1">st</text:span> Aug</text:p>
          </table:table-cell>
          <table:table-cell office:value-type="string">
            <text:p>Repeat single-act model predictions for 'D3' as was done for 'D11' and record single-act model predictions in experiment result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office:value-type="string">
            <text:p>Write 'cnn_preprocessing' script, download CNN dataset, build and assess models, and provide result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Add 'predictors_selector' and 'cnn_preprocessing' scripts to pipeline diagram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2<text:span text:style-name="T1">nd</text:span> Aug</text:p>
          </table:table-cell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2">
          <table:table-cell office:value-type="string">
            <text:p>2<text:span text:style-name="T1">nd</text:span> Aug</text:p>
          </table:table-cell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3<text:span text:style-name="T1">rd</text:span> Aug</text:p>
          </table:table-cell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2">
          <table:table-cell office:value-type="string">
            <text:p>3<text:span text:style-name="T1">rd</text:span> Aug</text:p>
          </table:table-cell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4<text:span text:style-name="T1">th</text:span> Aug</text:p>
          </table:table-cell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2">
          <table:table-cell office:value-type="string">
            <text:p>4<text:span text:style-name="T1">th</text:span> Aug</text:p>
          </table:table-cell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1">
          <table:table-cell/>
          <table:table-cell table:style-name="ce14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3" office:value-type="string">
            <text:p>Experiment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5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Models for Contextual Human Motion Recognition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30/07/2019</text:date>, <text:time>23:5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7-30T23:54:56.77</dc:date>
    <meta:editing-duration>P7DT4H45M41S</meta:editing-duration>
    <meta:editing-cycles>484</meta:editing-cycles>
    <meta:generator>OpenOffice/4.1.5$Win32 OpenOffice.org_project/415m1$Build-9789</meta:generator>
    <meta:document-statistic meta:table-count="3" meta:cell-count="756" meta:object-count="0"/>
  </office:meta>
</office:document-meta>
</file>